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2.1654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The captain is in the header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09-22T21:14:41</dc:date>
    <meta:editing-duration>PT00H03M36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8" meta:character-count="35"/>
    <dc:creator>Tomas Kramar</dc:creator>
  </office:meta>
</office:document-meta>
</file>